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372c" officeooo:paragraph-rsid="0009372c"/>
    </style:style>
    <style:style style:name="P2" style:family="paragraph" style:parent-style-name="Standard" style:list-style-name="L1">
      <style:text-properties officeooo:rsid="0009372c" officeooo:paragraph-rsid="0009372c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9372c" officeooo:paragraph-rsid="0009372c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93751" officeooo:paragraph-rsid="0009375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93751" officeooo:paragraph-rsid="0009375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b33cc" officeooo:paragraph-rsid="000b33cc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b8f8a" officeooo:paragraph-rsid="000b8f8a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text-properties officeooo:rsid="00093751" officeooo:paragraph-rsid="00093751"/>
    </style:style>
    <style:style style:name="P9" style:family="paragraph" style:parent-style-name="Standard">
      <style:text-properties officeooo:rsid="00093751" officeooo:paragraph-rsid="00093751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093751" officeooo:paragraph-rsid="00093751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093751" officeooo:paragraph-rsid="000b8292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0b33cc" officeooo:paragraph-rsid="000b33cc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rsid="000b8292" officeooo:paragraph-rsid="000b8292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weight="bold" officeooo:rsid="000b8f8a" officeooo:paragraph-rsid="000b8f8a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0b8f8a" officeooo:paragraph-rsid="000b8f8a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8pt" fo:font-weight="bold" officeooo:rsid="000b8292" officeooo:paragraph-rsid="000b8292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8pt" fo:font-weight="bold" officeooo:rsid="000b8292" officeooo:paragraph-rsid="000b8292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8pt" fo:font-weight="bold" officeooo:rsid="000b8f8a" officeooo:paragraph-rsid="000b8f8a" style:font-size-asian="18pt" style:font-weight-asian="bold" style:font-size-complex="18pt" style:font-weight-complex="bold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0b33cc" style:font-size-asian="10.5pt" style:font-weight-asian="normal" style:font-size-complex="12pt" style:font-weight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Relatório de visita a lanchonete Mamãezona </text:p>
      <text:p text:style-name="P18"/>
      <text:p text:style-name="P7">23/03/2019 – reunião com cliente 16:20 as 17:30</text:p>
      <text:p text:style-name="P7"/>
      <text:p text:style-name="P1">4 pessoas trabalham na lanchonete Mamãezona <text:s/></text:p>
      <text:p text:style-name="P1"/>
      <text:p text:style-name="P1">Castro → atendimento aos clientes, caixa e entregas;</text:p>
      <text:p text:style-name="P1"/>
      <text:p text:style-name="P1">Mãe → Chefe da cozinha, responsável pela preparação das comidas;</text:p>
      <text:p text:style-name="P1"/>
      <text:p text:style-name="P1">Nessi → Serviços gerais, Louça;</text:p>
      <text:p text:style-name="P1"/>
      <text:p text:style-name="P1">Esposa → Organização, embalagens;</text:p>
      <text:p text:style-name="P1"/>
      <text:p text:style-name="P1"/>
      <text:p text:style-name="P3">O dono do estabelecimento é o Castro que permite:</text:p>
      <text:p text:style-name="P1"/>
      <text:list xml:id="list2162214428" text:style-name="L1">
        <text:list-item>
          <text:p text:style-name="P2">dividas para alguns clientes;</text:p>
        </text:list-item>
      </text:list>
      <text:p text:style-name="P1"/>
      <text:list xml:id="list153347103599577" text:continue-numbering="true" text:style-name="L1">
        <text:list-item>
          <text:p text:style-name="P2">clientes mensais que consomem na lanchonete e pagam o acumulado no final do mês;</text:p>
        </text:list-item>
      </text:list>
      <text:p text:style-name="P1"/>
      <text:list xml:id="list153347676054478" text:continue-numbering="true" text:style-name="L1">
        <text:list-item>
          <text:p text:style-name="P2">Desconto no produto</text:p>
        </text:list-item>
      </text:list>
      <text:p text:style-name="P1"/>
      <text:list xml:id="list153348174347734" text:continue-numbering="true" text:style-name="L1">
        <text:list-item>
          <text:p text:style-name="P8">Consumo interno</text:p>
        </text:list-item>
      </text:list>
      <text:p text:style-name="P9"/>
      <text:p text:style-name="P4">Eventos</text:p>
      <text:p text:style-name="P4"/>
      <text:p text:style-name="P5"><text:span text:style-name="T4">Atendimento</text:span> → <text:span text:style-name="T2">O atendimento é feito por comandas, o pedido vai a cozinha descendo a escada e são colocados em ordem de chegada na cozinha.</text:span></text:p>
      <text:p text:style-name="P5"><text:span text:style-name="T2"/></text:p>
      <text:p text:style-name="P5"><text:span text:style-name="T4">Entrega →</text:span><text:span text:style-name="T2"> São feitas no raio médio de 2 KM, pedido feito por telefone ou local (OBS: exceções podem ser feitas dependendo do cliente ou da recomendação)</text:span></text:p>
      <text:p text:style-name="P5"><text:span text:style-name="T2"/></text:p>
      <text:p text:style-name="P5"><text:span text:style-name="T4">Preparação das comidas</text:span><text:span text:style-name="T2"> →Faz a feijoada que é vendida nos sábados entre os outros pratos.</text:span></text:p>
      <text:p text:style-name="P5"><text:span text:style-name="T2"/></text:p>
      <text:p text:style-name="P5"><text:span text:style-name="T4">Serviços gerais →</text:span><text:span text:style-name="T2"> <text:s text:c="2"/></text:span><text:span text:style-name="T3">Mantêm a cozinha limpa</text:span></text:p>
      <text:p text:style-name="P5"><text:span text:style-name="T3"/></text:p>
      <text:p text:style-name="P6"><text:span text:style-name="T4">Organização →</text:span><text:span text:style-name="T2"> <text:s text:c="2"/>Prepara os pratos para serem levados <text:s/>ao clientes;</text:span></text:p>
      <text:p text:style-name="P6"><text:span text:style-name="T2"/></text:p>
      <text:p text:style-name="P10">Estoque → <text:span text:style-name="T2">não tem controle regulado, faltou comprou;</text:span></text:p>
      <text:p text:style-name="P10"><text:span text:style-name="T2"/></text:p>
      <text:p text:style-name="P12">Contabilidade →<text:span text:style-name="T2"> é feita pelas comandas já atendidas e enviadas ao contador contratado; </text:span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0"><text:span text:style-name="T2"/></text:p>
      <text:p text:style-name="P16"><text:soft-page-break/>Prioridades do cliente</text:p>
      <text:p text:style-name="P16"/>
      <text:p text:style-name="P17">Atendimento → <text:span text:style-name="T2">melhorar a comunicação dos pedidos com a cozinha e vice-versa, de modo que facilite junto a contabilidade.</text:span></text:p>
      <text:p text:style-name="P17"><text:span text:style-name="T2"/></text:p>
      <text:p text:style-name="P13"><text:span text:style-name="T5">Estoque →</text:span> <text:span text:style-name="T2">Gerar um gerenciamento de estoque, mudando o esquema atual de faltou comprou, bebidas e alimentos devem ser tratados separadamente.</text:span></text:p>
      <text:p text:style-name="P13"><text:span text:style-name="T2"/></text:p>
      <text:p text:style-name="P13"><text:span text:style-name="T2"/></text:p>
      <text:p text:style-name="P15">Observações:</text:p>
      <text:p text:style-name="P14"/>
      <text:p text:style-name="P14"><text:span text:style-name="T2">O cliente está disposto a pequenos investimentos para a aplicação do programa;</text:span></text:p>
      <text:p text:style-name="P14"><text:span text:style-name="T2"/></text:p>
      <text:p text:style-name="P14"><text:span text:style-name="T2">Numeração de mesas;</text:span></text:p>
      <text:p text:style-name="P14"><text:span text:style-name="T2"/></text:p>
      <text:p text:style-name="P14"><text:span text:style-name="T2"/></text:p>
      <text:p text:style-name="P11"><text:span text:style-name="T2"/></text:p>
      <text:p text:style-name="P1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4:12:39.299044923</meta:creation-date>
    <meta:print-date>2019-03-26T15:22:08.275266054</meta:print-date>
    <dc:date>2019-03-26T15:31:42.248297000</dc:date>
    <meta:editing-duration>PT19S</meta:editing-duration>
    <meta:editing-cycles>1</meta:editing-cycles>
    <meta:generator>LibreOffice/6.1.5.2$Linux_X86_64 LibreOffice_project/10$Build-2</meta:generator>
    <meta:document-statistic meta:table-count="0" meta:image-count="0" meta:object-count="0" meta:page-count="2" meta:paragraph-count="26" meta:word-count="247" meta:character-count="1535" meta:non-whitespace-character-count="1308"/>
  </office:meta>
</office:document-meta>
</file>